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P2" style:family="paragraph" style:parent-style-name="Standard">
      <style:text-properties style:font-name="Courier New" fo:font-weight="bold" style:font-weight-asian="bold" style:font-name-complex="Courier New1"/>
    </style:style>
    <style:style style:name="P3" style:family="paragraph" style:parent-style-name="Standard">
      <style:text-properties style:font-name="Courier New" style:font-name-complex="Courier New1"/>
    </style:style>
    <style:style style:name="P4" style:family="paragraph" style:parent-style-name="Standard"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5" style:family="paragraph" style:parent-style-name="Standard">
      <style:text-properties style:font-name="Courier New" fo:font-size="14pt" style:font-size-asian="14pt" style:font-name-complex="Courier New1" style:font-size-complex="14pt"/>
    </style:style>
    <style:style style:name="P6" style:family="paragraph" style:parent-style-name="Standard">
      <style:paragraph-properties fo:margin-left="0.1252in" fo:margin-right="0in" fo:text-indent="0in" style:auto-text-indent="false"/>
    </style:style>
    <style:style style:name="P7" style:family="paragraph" style:parent-style-name="Standard">
      <style:paragraph-properties fo:margin-left="0.1252in" fo:margin-right="0in" fo:text-indent="0in" style:auto-text-indent="false"/>
      <style:text-properties style:font-name="Courier New" fo:font-weight="bold" style:font-weight-asian="bold" style:font-name-complex="Courier New1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style:font-name="Courier New" style:font-name-complex="Courier New1"/>
    </style:style>
    <style:style style:name="P9" style:family="paragraph" style:parent-style-name="Standard"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P10" style:family="paragraph" style:parent-style-name="Standard"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1" style:family="paragraph" style:parent-style-name="Standard">
      <style:paragraph-properties fo:margin-left="0.1252in" fo:margin-right="0in" fo:text-indent="0in" style:auto-text-indent="false"/>
      <style:text-properties style:font-name="Courier New" fo:font-weight="bold" style:font-weight-asian="bold" style:font-name-complex="Courier New1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name="Courier New" style:font-name-complex="Courier New1"/>
    </style:style>
    <style:style style:name="P13" style:family="paragraph" style:parent-style-name="Standard">
      <style:paragraph-properties fo:break-before="page"/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T1" style:family="text">
      <style:text-properties style:font-name="Courier New" fo:font-weight="bold" style:font-weight-asian="bold" style:font-name-complex="Courier New1"/>
    </style:style>
    <style:style style:name="T2" style:family="text">
      <style:text-properties officeooo:rsid="000bef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Akira DeMoss</text:span><text:line-break/>CprE 308: Section <text:span text:style-name="T2">M</text:span><text:line-break/>Project 02<text:line-break/><text:span text:style-name="T2">04/03/2019</text:span></text:p>
      <text:p text:style-name="P1">IPCS</text:p>
      <text:p text:style-name="P1"/>
      <text:p text:style-name="P4">Unnamed Pipe</text:p>
      <text:p text:style-name="P7">1pt) Output of pipe_test.c</text:p>
      <text:p text:style-name="P12">Answer here</text:p>
      <text:p text:style-name="P7">1pt) What do you notice about the timing of the printing?</text:p>
      <text:p text:style-name="P12">Answer here</text:p>
      <text:p text:style-name="P7">2pt) What happens when more than one process tries to write to a pipe at the same time? Be specific: using the number of bytes that each might be trying to write and how that effects what happens.</text:p>
      <text:p text:style-name="P12">Answer here</text:p>
      <text:p text:style-name="P7">1pt) How does the output of pipe_test.c change if you move the sleep statement from the child process before the fgets of the parent?</text:p>
      <text:p text:style-name="P12">Answer here</text:p>
      <text:p text:style-name="P7">1pt) What is the maximum size of a pipe in linux since kernel 2.6.11?</text:p>
      <text:p text:style-name="P12">Answer here</text:p>
      <text:p text:style-name="P2"/>
      <text:p text:style-name="P13">Named Pipe (FIFO)</text:p>
      <text:p text:style-name="P7">1pt) What happens when you run the echo command?</text:p>
      <text:p text:style-name="P12">Answer here</text:p>
      <text:p text:style-name="P7">1pt) What happens when you run the echo first and then the cat?</text:p>
      <text:p text:style-name="P12">Answer here</text:p>
      <text:p text:style-name="P7">2pt) Look at the man page fifo(7). Where is the data that is sent through the FIFO stored?</text:p>
      <text:p text:style-name="P12">Answer here</text:p>
      <text:p text:style-name="P7">2pt) Write a short program that uses named FIFO (mkfifo(3)) to print any line entered into the program on one terminal out on the other terminal.</text:p>
      <text:p text:style-name="P12">Codes here</text:p>
      <text:p text:style-name="P3"/>
      <text:p text:style-name="P13">Socket</text:p>
      <text:p text:style-name="P6"><text:span text:style-name="T1">2</text:span><text:bookmark text:name="_GoBack"/><text:span text:style-name="T1">pt) What are the six types of sockets?</text:span></text:p>
      <text:p text:style-name="P12">Answer here</text:p>
      <text:p text:style-name="P7">1pt) What are the two domains that can be used for local communications?</text:p>
      <text:p text:style-name="P12">Answer here</text:p>
      <text:p text:style-name="P4"/>
      <text:p text:style-name="P13">Message Queues</text:p>
      <text:p text:style-name="P7">1pt) What is the output of mq_test1?</text:p>
      <text:p text:style-name="P12">Answer here</text:p>
      <text:p text:style-name="P7">1pt) What is the output of mq_test2?</text:p>
      <text:p text:style-name="P12">Answer here</text:p>
      <text:p text:style-name="P7">2pt) Change mq_test2.c to send a second message which reads “I am X” where “X” is your favorite companion. Change mq_test1.c to wait for and print this second message before exiting. </text:p>
      <text:p text:style-name="P12">Answer here</text:p>
      <text:p text:style-name="P4"/>
      <text:p text:style-name="P13">Shared Memory Space</text:p>
      <text:p text:style-name="P7">1pt) What is the output if you run both at the same time calling shm_test1 first?</text:p>
      <text:p text:style-name="P12">Answer here</text:p>
      <text:p text:style-name="P7">1pt) What is the output if you run both at the same time calling shm_test2 first?</text:p>
      <text:p text:style-name="P12">Answer here</text:p>
      <text:p text:style-name="P7">1pt) What if you run each by themselves?</text:p>
      <text:p text:style-name="P12">Answer here</text:p>
      <text:p text:style-name="P7">2pt) Why is shm_test2 causing a segfault? How could this be fixed?</text:p>
      <text:p text:style-name="P12">Answer here</text:p>
      <text:p text:style-name="P7">1pt) What happens if the two applications both try to read and set a variable at the same time?</text:p>
      <text:p text:style-name="P12">Answer here</text:p>
      <text:p text:style-name="P7">1pt) How can a shared memory space be deleted from the system?</text:p>
      <text:p text:style-name="P12">Answer here</text:p>
      <text:p text:style-name="P7">2pt) Change the code to share some useful piece of information?</text:p>
      <text:p text:style-name="P12">Code here</text:p>
      <text:p text:style-name="P4"/>
      <text:p text:style-name="P13">Unnamed Semaphores</text:p>
      <text:p text:style-name="P7">2pt) What is the function call that would be needed to create an unnamed semaphore in a shared memory space called shared_mem-&gt;my_sem and assign it an intial value of 5?</text:p>
      <text:p text:style-name="P12">Answer here</text:p>
      <text:p text:style-name="P4"/>
      <text:p text:style-name="P13">Named Semaphores</text:p>
      <text:p text:style-name="P7">1pt) How long do semaphores last in the kernel?</text:p>
      <text:p text:style-name="P12">Answer here</text:p>
      <text:p text:style-name="P7">1pt) What causes them to be destroyed?</text:p>
      <text:p text:style-name="P12">Answer here</text:p>
      <text:p text:style-name="P7">2pt) What is the basic process for creating and using named semaphores? (List the functions that would need to be called, and their order).</text:p>
      <text:p text:style-name="P12">Answer here</text:p>
      <text:p text:style-name="P5"/>
      <text:p text:style-name="P13">Signals</text:p>
      <text:p text:style-name="P7">1pt) What happens when you try to use CTRL+C to break out of the infinite loop?</text:p>
      <text:p text:style-name="P12">Answer here</text:p>
      <text:p text:style-name="P7">1pt) What is the signal number that CTRL+C sends?</text:p>
      <text:p text:style-name="P12">Answer here</text:p>
      <text:p text:style-name="P7">1pt) When a process forks, does the child still use the same signal handler?</text:p>
      <text:p text:style-name="P12">Answer here</text:p>
      <text:p text:style-name="P7">1pt) How about during a exec call?</text:p>
      <text:p text:style-name="P12">Answer here</text:p>
      <text:p text:style-name="P7">5pt) Write two programs. One which will send a signal of number 42 to the other process. The other program should catch that signal and print out the message “I got the signal!”</text:p>
      <text:p text:style-name="P12">Code here</text:p>
      <text:p text:style-name="P4"/>
      <text:p text:style-name="P13">Dynamically / Statically Linked Libraries</text:p>
      <text:p text:style-name="P7">1pt) First output of lib_test:</text:p>
      <text:p text:style-name="P12">Answer here</text:p>
      <text:p text:style-name="P7">1pt) Second output of lib_test after exporting the library:</text:p>
      <text:p text:style-name="P12">Answer here</text:p>
      <text:p text:style-name="P4"/>
      <text:p text:style-name="P13">Project 2</text:p>
      <text:p text:style-name="P7">If you worked with someone else – who was it?</text:p>
      <text:p text:style-name="P12">Name here</text:p>
      <text:p text:style-name="P7">5pt) Summary</text:p>
      <text:p text:style-name="P12">Answer here</text:p>
      <text:p text:style-name="P7">If you did extra credit – tell us what the functionality and how to use it here:</text:p>
      <text:p text:style-name="P12">Answer here</text:p>
      <text:p text:style-name="P3"/>
      <text:p text:style-name="P13">How to run Project 2</text:p>
      <text:p text:style-name="P7">Terminal 1: ./src/printer-server/printer</text:p>
      <text:p text:style-name="P12">rm /drivers/*</text:p>
      <text:p text:style-name="P12">make clean</text:p>
      <text:p text:style-name="P12">make</text:p>
      <text:p text:style-name="P12">./virt-printer –n printer0</text:p>
      <text:p text:style-name="P12">./virt-printer –n printer3</text:p>
      <text:p text:style-name="P7">Terminal 2: ./src/printer-server</text:p>
      <text:p text:style-name="P12">make clean</text:p>
      <text:p text:style-name="P12">make</text:p>
      <text:p text:style-name="P12">./main -d</text:p>
      <text:p text:style-name="P7">Terminal 3: ./src/libprintserver</text:p>
      <text:p text:style-name="P12">make clean</text:p>
      <text:p text:style-name="P12">make</text:p>
      <text:p text:style-name="P7">Terminal 4: ./src/cli-printer</text:p>
      <text:p text:style-name="P12">make clean</text:p>
      <text:p text:style-name="P12">make</text:p>
      <text:p text:style-name="P12">export LD_LIBRARY_PATH="../libprintserver/"</text:p>
      <text:p text:style-name="P12">LIST FUNCTUION:</text:p>
      <text:p text:style-name="P12"><text:tab/>./cli-printer –l file_name</text:p>
      <text:p text:style-name="P12">PRINT FUNCTION</text:p>
      <text:p text:style-name="P12"><text:tab/>./cli-printer –d driver –s description –o output_name file_name</text:p>
      <text:p text:style-name="P7">Notes:</text:p>
      <text:p text:style-name="P12">Any other details needed to run the program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yer, Garrett E [E CPE]</meta:initial-creator>
    <meta:editing-cycles>3</meta:editing-cycles>
    <meta:creation-date>2018-03-06T16:28:00</meta:creation-date>
    <dc:date>2019-04-04T13:08:47.641086728</dc:date>
    <meta:editing-duration>PT37S</meta:editing-duration>
    <meta:generator>LibreOffice/5.3.6.1$Linux_X86_64 LibreOffice_project/30$Build-1</meta:generator>
    <meta:document-statistic meta:table-count="0" meta:image-count="0" meta:object-count="0" meta:page-count="11" meta:paragraph-count="106" meta:word-count="675" meta:character-count="3805" meta:non-whitespace-character-count="32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